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6190d" officeooo:paragraph-rsid="0016190d"/>
    </style:style>
    <style:style style:name="P2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</text:p>
      <text:p text:style-name="Preformatted_20_Text"/>
      <text:p text:style-name="Preformatted_20_Text"/>
      <text:p text:style-name="Preformatted_20_Text">&lt;input id="task"&gt;&lt;button id="add"&gt;Add&lt;/button&gt;</text:p>
      <text:p text:style-name="Preformatted_20_Text">&lt;div id="todos"&gt;&lt;/div&gt;</text:p>
      <text:p text:style-name="P2">&lt;script src="todo.js"&gt;&lt;/script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22:50:01.201000000</meta:creation-date>
    <dc:date>2017-11-10T22:59:15.343000000</dc:date>
    <meta:editing-duration>PT9M15S</meta:editing-duration>
    <meta:editing-cycles>1</meta:editing-cycles>
    <meta:document-statistic meta:table-count="0" meta:image-count="0" meta:object-count="0" meta:page-count="1" meta:paragraph-count="4" meta:word-count="9" meta:character-count="108" meta:non-whitespace-character-count="103"/>
    <meta:generator>LibreOffice/5.4.3.2$Windows_X86_64 LibreOffice_project/92a7159f7e4af62137622921e809f8546db437e5</meta:generator>
  </office:meta>
</office:document-meta>
</file>